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P5" style:parent-style-name="Normal" style:list-style-name="LFO1" style:family="paragraph"/>
    <style:style style:name="P6" style:parent-style-name="Normal" style:list-style-name="LFO1" style:family="paragraph"/>
    <style:style style:name="P7" style:parent-style-name="Normal" style:list-style-name="LFO1" style:family="paragraph"/>
    <style:style style:name="P8" style:parent-style-name="Normal" style:list-style-name="LFO1" style:family="paragraph"/>
    <style:style style:name="P9" style:parent-style-name="Normal" style:list-style-name="LFO1" style:family="paragraph"/>
    <style:style style:name="P10" style:parent-style-name="Normal" style:list-style-name="LFO1" style:family="paragraph"/>
    <style:style style:name="P11" style:parent-style-name="Normal" style:family="paragraph">
      <style:text-properties fo:font-weight="bold" style:font-weight-asian="bold" style:font-weight-complex="bold"/>
    </style:style>
    <style:style style:name="P12" style:parent-style-name="Normal" style:family="paragraph">
      <style:paragraph-properties fo:margin-left="0.5in">
        <style:tab-stops/>
      </style:paragraph-properties>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list-style-name="LFO5" style:family="paragraph"/>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Normal" style:list-style-name="LFO5" style:family="paragraph"/>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list-style-name="LFO6" style:family="paragraph"/>
    <style:style style:name="P25" style:parent-style-name="Normal" style:list-style-name="LFO6" style:family="paragraph"/>
    <style:style style:name="P26" style:parent-style-name="Normal" style:list-style-name="LFO6" style:family="paragraph"/>
    <style:style style:name="P27" style:parent-style-name="Normal" style:list-style-name="LFO6" style:family="paragraph"/>
  </office:automatic-styles>
  <office:body>
    <office:text text:use-soft-page-breaks="true">
      <text:p text:style-name="P1">Breast Cancer Detection Using CNN</text:p>
      <text:p text:style-name="Normal">This project aims to detect breast cancer in medical images using Convolutional Neural Networks (CNN). The CNN model is trained on a dataset of breast cancer images to classify images as either malignant or benign.</text:p>
      <text:p text:style-name="P2">Dataset</text:p>
      <text:p text:style-name="Normal">The dataset used in this project is the publicly available Breast Cancer Histology Image Dataset from Kaggle. It contains 2,77,524 breast cancer histology images of size 50x50 pixels in RGB color space, which are divided into two classes: malignant and benign.</text:p>
      <text:p text:style-name="P3">Requirements</text:p>
      <text:p text:style-name="Normal">To run this project, the following requirements must be met:</text:p>
      <text:list text:style-name="LFO1" text:continue-numbering="true">
        <text:list-item>
          <text:p text:style-name="P4">Python 3.x</text:p>
        </text:list-item>
        <text:list-item>
          <text:p text:style-name="P5">Tensorflow 2.x or later</text:p>
        </text:list-item>
        <text:list-item>
          <text:p text:style-name="P6">NumPy</text:p>
        </text:list-item>
        <text:list-item>
          <text:p text:style-name="P7">Pandas</text:p>
        </text:list-item>
        <text:list-item>
          <text:p text:style-name="P8">Scikit-learn</text:p>
        </text:list-item>
        <text:list-item>
          <text:p text:style-name="P9">Matplotlib</text:p>
        </text:list-item>
        <text:list-item>
          <text:p text:style-name="P10">Jupyter Notebook or Jupyter Lab</text:p>
        </text:list-item>
      </text:list>
      <text:p text:style-name="P11">Installation</text:p>
      <text:p text:style-name="P12">Download the dataset from the following link:<text:s/><text:a xlink:href="https://www.kaggle.com/paultimothymooney/breast-histopathology-images" office:target-frame-name="_new" xlink:show="replace"><text:span text:style-name="Hyperlink">https://www.kaggle.com/paultimothymooney/breast-histopathology-images</text:span></text:a><text:s/>and extract it to the<text:s/><text:span text:style-name="T13">dataset</text:span><text:s/>folder.</text:p>
      <text:p text:style-name="P14">Usage</text:p>
      <text:list text:style-name="LFO5" text:continue-numbering="true">
        <text:list-item>
          <text:p text:style-name="P15">Open the Jupyter Notebook<text:s/><text:span text:style-name="T16">CustomCNN</text:span><text:span text:style-name="T17">.ipynb</text:span><text:span text:style-name="T18"><text:s/>or<text:s/></text:span><text:span text:style-name="T19">train_ResNet50.ipynb</text:span><text:span text:style-name="T20"><text:s/></text:span>using Jupyter Notebook or Jupyter Lab.</text:p>
        </text:list-item>
        <text:list-item>
          <text:p text:style-name="P21">Run the cells in the notebook to train the CNN model and evaluate its performance on the test set.</text:p>
        </text:list-item>
      </text:list>
      <text:p text:style-name="P22">Results</text:p>
      <text:p text:style-name="Normal">Based on the results, our custom CNN model outperformed the ResNet-50 model in terms of accuracy, achieving an accuracy of 99.4% on the testing set compared to 82.4% for ResNet-50. The precision, recall, and F1-score for both models were relatively similar, with our custom CNN model performing slightly better on average.</text:p>
      <text:p text:style-name="P23">Acknowledgments</text:p>
      <text:soft-page-break/>
      <text:list text:style-name="LFO6" text:continue-numbering="true">
        <text:list-item>
          <text:p text:style-name="P24">Kaggle for providing the Breast Cancer Histology Image Dataset</text:p>
        </text:list-item>
        <text:list-item>
          <text:p text:style-name="P25">The TensorFlow team for developing the TensorFlow library</text:p>
        </text:list-item>
        <text:list-item>
          <text:p text:style-name="P26">The scikit-learn team for developing the scikit-learn library</text:p>
        </text:list-item>
        <text:list-item>
          <text:p text:style-name="P27">The Jupyter team for developing the Jupyter Notebook and Jupyter Lab.</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rinda Bhanderi</meta:initial-creator>
    <dc:creator>Brinda Bhanderi</dc:creator>
    <meta:creation-date>2023-05-12T18:06:00Z</meta:creation-date>
    <dc:date>2023-05-12T18:10:00Z</dc:date>
    <meta:template xlink:href="Normal" xlink:type="simple"/>
    <meta:editing-cycles>2</meta:editing-cycles>
    <meta:editing-duration>PT240S</meta:editing-duration>
    <meta:document-statistic meta:page-count="2" meta:paragraph-count="3" meta:word-count="264" meta:character-count="1767" meta:row-count="12" meta:non-whitespace-character-count="1506"/>
  </office:meta>
</office:document-meta>
</file>